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-color="#aecf00" draw:textarea-horizontal-align="justify" draw:textarea-vertical-align="middle" draw:auto-grow-height="false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00cc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24pt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P5" style:family="paragraph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2.286cm" svg:height="2.159cm" svg:x="6.731cm" svg:y="6.985cm">
          <text:p text:style-name="P1"><text:span text:style-name="T1">Memory-safe lang-u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0" draw:id="id10" draw:layer="layout" svg:width="9.017cm" svg:height="2.143cm" svg:x="2.753cm" svg:y="0.797cm">
          <text:p text:style-name="P1"><text:span text:style-name="T1">Security implemented by software development processes, environments, and peop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2.54cm" svg:height="1.397cm" svg:x="3.429cm" svg:y="5.207cm">
          <text:p text:style-name="P1"><text:span text:style-name="T1">Security in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4.191cm" svg:height="2.413cm" svg:x="1.397cm" svg:y="12.573cm">
          <text:p text:style-name="P1"><text:span text:style-name="T1">Secure design principles applied, including all S&amp;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4.445cm" svg:height="2.032cm" svg:x="4.699cm" svg:y="9.779cm">
          <text:p text:style-name="P1"><text:span text:style-name="T1">Availability through scal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2.794cm" svg:height="1.397cm" svg:x="13.335cm" svg:y="7.747cm">
          <text:p text:style-name="P1"><text:span text:style-name="T1">Security in verif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2.413cm" svg:height="1.905cm" svg:x="9.779cm" svg:y="6.604cm">
          <text:p text:style-name="P1"><text:span text:style-name="T1">Supply chain (reus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3.556cm" svg:height="1.524cm" svg:x="12.736cm" svg:y="3.733cm">
          <text:p text:style-name="P1"><text:span text:style-name="T1">Development enviro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2.767cm" svg:height="1.778cm" svg:x="14.124cm" svg:y="5.461cm">
          <text:p text:style-name="P1"><text:span text:style-name="T1">Deploy-ment &amp; 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2.135cm" svg:height="1.397cm" svg:x="17.296cm" svg:y="3.048cm">
          <text:p text:style-name="P1"><text:span text:style-name="T1">Peo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699cm" svg:y1="5.207cm" svg:x2="6.61cm" svg:y2="5.005cm" draw:start-shape="id1" draw:start-glue-point="0" draw:end-shape="id2" draw:end-glue-point="7" svg:d="M4699 5207l1911-202" svg:viewBox="0 0 1912 203">
          <text:p/>
        </draw:connector>
        <draw:connector draw:style-name="gr3" draw:text-style-name="P1" draw:layer="layout" draw:type="line" svg:x1="14.732cm" svg:y1="7.747cm" svg:x2="9.081cm" svg:y2="5.318cm" draw:start-shape="id3" draw:start-glue-point="0" draw:end-shape="id2" draw:end-glue-point="8" svg:d="M14732 7747l-5651-2429" svg:viewBox="0 0 5652 2430">
          <text:p/>
        </draw:connector>
        <draw:connector draw:style-name="gr3" draw:text-style-name="P1" draw:layer="layout" draw:type="line" svg:x1="3.492cm" svg:y1="12.573cm" svg:x2="4.699cm" svg:y2="6.604cm" draw:start-shape="id4" draw:start-glue-point="0" draw:end-shape="id1" draw:end-glue-point="2" svg:d="M3492 12573l1207-5969" svg:viewBox="0 0 1208 5970">
          <text:p/>
        </draw:connector>
        <draw:connector draw:style-name="gr3" draw:text-style-name="P1" draw:layer="layout" draw:type="line" svg:x1="6.921cm" svg:y1="9.779cm" svg:x2="4.699cm" svg:y2="6.604cm" draw:start-shape="id5" draw:start-glue-point="0" draw:end-shape="id1" draw:end-glue-point="2" svg:d="M6921 9779l-2222-3175" svg:viewBox="0 0 2223 3176">
          <text:p/>
        </draw:connector>
        <draw:connector draw:style-name="gr3" draw:text-style-name="P1" draw:layer="layout" draw:type="line" svg:x1="7.874cm" svg:y1="6.985cm" svg:x2="4.699cm" svg:y2="6.604cm" draw:start-shape="id6" draw:start-glue-point="0" draw:end-shape="id1" draw:end-glue-point="2" svg:d="M7874 6985l-3175-381" svg:viewBox="0 0 3176 382">
          <text:p/>
        </draw:connector>
        <draw:connector draw:style-name="gr3" draw:text-style-name="P1" draw:layer="layout" draw:type="line" svg:x1="10.985cm" svg:y1="6.604cm" svg:x2="9.081cm" svg:y2="5.318cm" draw:start-shape="id7" draw:start-glue-point="0" draw:end-shape="id2" draw:end-glue-point="8" svg:d="M10985 6604l-1904-1286" svg:viewBox="0 0 1905 1287">
          <text:p/>
        </draw:connector>
        <draw:connector draw:style-name="gr3" draw:text-style-name="P1" draw:layer="layout" draw:type="line" svg:x1="14.124cm" svg:y1="6.35cm" svg:x2="9.081cm" svg:y2="5.318cm" draw:start-shape="id8" draw:end-shape="id2" draw:end-glue-point="8" svg:d="M14124 6350l-5043-1032" svg:viewBox="0 0 5044 1033">
          <text:p/>
        </draw:connector>
        <draw:connector draw:style-name="gr3" draw:text-style-name="P1" draw:layer="layout" draw:type="line" svg:x1="14.514cm" svg:y1="3.733cm" svg:x2="10.45cm" svg:y2="2.627cm" draw:start-shape="id9" draw:start-glue-point="0" draw:end-shape="id10" draw:end-glue-point="9" svg:d="M14514 3733l-4064-1106" svg:viewBox="0 0 4065 1107">
          <text:p/>
        </draw:connector>
        <draw:connector draw:style-name="gr3" draw:text-style-name="P1" draw:layer="layout" draw:type="line" svg:x1="17.296cm" svg:y1="3.746cm" svg:x2="10.45cm" svg:y2="2.627cm" draw:start-shape="id11" draw:start-glue-point="3" draw:end-shape="id10" draw:end-glue-point="9" svg:d="M17296 3746l-6846-1119" svg:viewBox="0 0 6847 1120">
          <text:p/>
        </draw:connector>
        <draw:custom-shape draw:style-name="gr1" draw:text-style-name="P2" xml:id="id19" draw:id="id19" draw:layer="layout" svg:width="4.191cm" svg:height="2.159cm" svg:x="10.541cm" svg:y="10.668cm">
          <text:p text:style-name="P1"><text:span text:style-name="T1">Auto-detect vulnerabilities when they are publicly repor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9.589cm" svg:y1="12.954cm" svg:x2="9.081cm" svg:y2="5.318cm" draw:start-shape="id12" draw:start-glue-point="4" draw:end-shape="id2" draw:end-glue-point="8" svg:d="M9589 12954l-508-7636" svg:viewBox="0 0 509 7637">
          <text:p/>
        </draw:connector>
        <draw:custom-shape draw:style-name="gr1" draw:text-style-name="P2" xml:id="id13" draw:id="id13" draw:layer="layout" svg:width="2.54cm" svg:height="1.435cm" svg:x="16.985cm" svg:y="13.435cm">
          <text:p text:style-name="P1"><text:span text:style-name="T1">Style checking too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4" draw:id="id14" draw:layer="layout" svg:width="2.794cm" svg:height="1.905cm" svg:x="16.753cm" svg:y="15.07cm">
          <text:p text:style-name="P1"><text:span text:style-name="T1">Source code weakness analyz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2.921cm" svg:height="2.54cm" svg:x="16.51cm" svg:y="20.32cm">
          <text:p text:style-name="P1"><text:span text:style-name="T1">Automated testing,</text:span></text:p>
          <text:p text:style-name="P1"><text:span text:style-name="T1">&gt;90% cove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985cm" svg:y1="14.152cm" svg:x2="14.732cm" svg:y2="9.144cm" draw:start-shape="id13" draw:start-glue-point="3" draw:end-shape="id3" draw:end-glue-point="2" svg:d="M16985 14152l-2253-5008" svg:viewBox="0 0 2254 5009">
          <text:p/>
        </draw:connector>
        <draw:connector draw:style-name="gr3" draw:text-style-name="P1" draw:layer="layout" draw:type="line" svg:x1="16.753cm" svg:y1="16.022cm" svg:x2="14.732cm" svg:y2="9.144cm" draw:start-shape="id14" draw:start-glue-point="3" draw:end-shape="id3" draw:end-glue-point="2" svg:d="M16753 16022l-2021-6878" svg:viewBox="0 0 2022 6879">
          <text:p/>
        </draw:connector>
        <draw:connector draw:style-name="gr3" draw:text-style-name="P1" draw:layer="layout" draw:type="line" svg:x1="16.51cm" svg:y1="21.59cm" svg:x2="14.732cm" svg:y2="9.144cm" draw:start-shape="id15" draw:start-glue-point="3" draw:end-shape="id3" draw:end-glue-point="2" svg:d="M16510 21590l-1778-12446" svg:viewBox="0 0 1779 12447">
          <text:p/>
        </draw:connector>
        <draw:custom-shape draw:style-name="gr1" draw:text-style-name="P2" xml:id="id16" draw:id="id16" draw:layer="layout" svg:width="2.54cm" svg:height="0.762cm" svg:x="16.699cm" svg:y="17.144cm">
          <text:p text:style-name="P1"><text:span text:style-name="T1">FLO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699cm" svg:y1="17.525cm" svg:x2="14.732cm" svg:y2="9.144cm" draw:start-shape="id16" draw:start-glue-point="3" draw:end-shape="id3" draw:end-glue-point="2" svg:d="M16699 17525l-1967-8381" svg:viewBox="0 0 1968 8382">
          <text:p/>
        </draw:connector>
        <draw:custom-shape draw:style-name="gr1" draw:text-style-name="P2" xml:id="id17" draw:id="id17" draw:layer="layout" svg:width="3.175cm" svg:height="1.905cm" svg:x="13.97cm" svg:y="0.943cm">
          <text:p text:style-name="P1"><text:span text:style-name="T1">Certifications &amp; contro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3.97cm" svg:y1="1.895cm" svg:x2="11.77cm" svg:y2="1.868cm" draw:start-shape="id17" draw:start-glue-point="3" draw:end-shape="id10" svg:d="M13970 1895l-2200-27" svg:viewBox="0 0 2201 28">
          <text:p/>
        </draw:connector>
        <draw:custom-shape draw:style-name="gr1" draw:text-style-name="P2" xml:id="id18" draw:id="id18" draw:layer="layout" svg:width="2.159cm" svg:height="1.651cm" svg:x="10.033cm" svg:y="8.89cm">
          <text:p text:style-name="P1"><text:span text:style-name="T1">Review before 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1.112cm" svg:y1="8.89cm" svg:x2="10.985cm" svg:y2="8.509cm" draw:start-shape="id18" draw:start-glue-point="0" draw:end-shape="id7" draw:end-glue-point="2" svg:d="M11112 8890l-127-381" svg:viewBox="0 0 128 382">
          <text:p/>
        </draw:connector>
        <draw:connector draw:style-name="gr3" draw:text-style-name="P1" draw:layer="layout" draw:type="line" svg:x1="12.636cm" svg:y1="10.668cm" svg:x2="12.192cm" svg:y2="7.556cm" draw:start-shape="id19" draw:start-glue-point="0" draw:end-shape="id7" draw:end-glue-point="1" svg:d="M12636 10668l-444-3112" svg:viewBox="0 0 445 3113">
          <text:p/>
        </draw:connector>
        <draw:custom-shape draw:style-name="gr1" draw:text-style-name="P2" xml:id="id20" draw:id="id20" draw:layer="layout" svg:width="3.556cm" svg:height="1.397cm" svg:x="0.889cm" svg:y="2.794cm">
          <text:p text:style-name="P1"><text:span text:style-name="T1">Security in require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445cm" svg:y1="3.492cm" svg:x2="5.588cm" svg:y2="4.247cm" draw:start-shape="id20" draw:start-glue-point="1" draw:end-shape="id2" draw:end-glue-point="6" svg:d="M4445 3492l1143 755" svg:viewBox="0 0 1144 756">
          <text:p/>
        </draw:connector>
        <draw:frame draw:style-name="gr4" draw:text-style-name="P4" draw:layer="layout" svg:width="2.763cm" svg:height="0.649cm" svg:x="0.793cm" svg:y="4.177cm">
          <draw:text-box>
            <text:p><text:span text:style-name="T2">See first figure</text:span></text:p>
          </draw:text-box>
        </draw:frame>
        <draw:custom-shape draw:style-name="gr1" draw:text-style-name="P2" xml:id="id21" draw:id="id21" draw:layer="layout" svg:width="1.905cm" svg:height="1.016cm" svg:x="18.156cm" svg:y="6.974cm">
          <text:p text:style-name="P1"><text:span text:style-name="T1">Det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2" draw:id="id22" draw:layer="layout" svg:width="1.905cm" svg:height="1.905cm" svg:x="18.161cm" svg:y="8.763cm">
          <text:p text:style-name="P1"><text:span text:style-name="T1">External</text:span></text:p>
          <text:p text:style-name="P1"><text:span text:style-name="T1">(monitoring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3" draw:id="id23" draw:layer="layout" svg:width="2.694cm" svg:height="1.778cm" svg:x="17.526cm" svg:y="4.699cm">
          <text:p text:style-name="P1"><text:span text:style-name="T1">Recovery plan incl.</text:span></text:p>
          <text:p text:style-name="P1"><text:span text:style-name="T1">backu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9.108cm" svg:y1="6.974cm" svg:x2="16.891cm" svg:y2="6.35cm" draw:start-shape="id21" draw:start-glue-point="0" draw:end-shape="id8" svg:d="M19108 6974l-2217-624" svg:viewBox="0 0 2218 625">
          <text:p/>
        </draw:connector>
        <draw:connector draw:style-name="gr3" draw:text-style-name="P1" draw:layer="layout" draw:type="line" svg:x1="19.113cm" svg:y1="8.763cm" svg:x2="19.108cm" svg:y2="7.99cm" draw:start-shape="id22" draw:start-glue-point="0" draw:end-shape="id21" draw:end-glue-point="2" svg:d="M19113 8763l-5-773" svg:viewBox="0 0 6 774">
          <text:p/>
        </draw:connector>
        <draw:connector draw:style-name="gr3" draw:text-style-name="P1" draw:layer="layout" draw:type="line" svg:x1="17.526cm" svg:y1="5.588cm" svg:x2="16.891cm" svg:y2="6.35cm" draw:start-shape="id23" draw:start-glue-point="3" draw:end-shape="id8" draw:end-glue-point="1" svg:d="M17526 5588l-635 762" svg:viewBox="0 0 636 763">
          <text:p/>
        </draw:connector>
        <draw:custom-shape draw:style-name="gr1" draw:text-style-name="P2" xml:id="id37" draw:id="id37" draw:layer="layout" svg:width="3.175cm" svg:height="2.032cm" svg:x="16.945cm" svg:y="11.041cm">
          <text:p text:style-name="P1"><text:span text:style-name="T1">Internal (logging/</text:span></text:p>
          <text:p text:style-name="P1"><text:span text:style-name="T1">anomaly detec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905cm" svg:height="1.778cm" svg:x="16.383cm" svg:y="7.62cm">
          <text:p text:style-name="P1"><text:span text:style-name="T1">Online check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71cm" svg:y1="9.344cm" svg:x2="15.507cm" svg:y2="7.239cm" draw:start-shape="id24" draw:start-glue-point="0" draw:end-shape="id8" draw:end-glue-point="2" svg:d="M16710 9344l-1203-2105" svg:viewBox="0 0 1204 2106">
          <text:p/>
        </draw:connector>
        <draw:custom-shape draw:style-name="gr2" draw:text-style-name="P3" xml:id="id12" draw:id="id12" draw:layer="layout" svg:width="7.493cm" svg:height="2.413cm" svg:x="5.842cm" svg:y="12.954cm">
          <text:p text:style-name="P1"><text:span text:style-name="T3">Security implemented in software implemen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5" draw:id="id25" draw:layer="layout" svg:width="2.921cm" svg:height="1.524cm" svg:x="0.762cm" svg:y="16.637cm">
          <text:p text:style-name="P1"><text:span text:style-name="T1">Economy of mechanis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7" draw:id="id27" draw:layer="layout" svg:width="3.175cm" svg:height="1.524cm" svg:x="1.397cm" svg:y="21.59cm">
          <text:p text:style-name="P1"><text:span text:style-name="T1">Complete medi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6" draw:id="id26" draw:layer="layout" svg:width="3.175cm" svg:height="1.524cm" svg:x="1.016cm" svg:y="19.558cm">
          <text:p text:style-name="P1"><text:span text:style-name="T1">Fail-safe defa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8" draw:id="id28" draw:layer="layout" svg:width="3.175cm" svg:height="1.524cm" svg:x="2.159cm" svg:y="23.749cm">
          <text:p text:style-name="P1"><text:span text:style-name="T1">Open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9" draw:id="id29" draw:layer="layout" svg:width="3.175cm" svg:height="1.524cm" svg:x="5.842cm" svg:y="24.384cm">
          <text:p text:style-name="P1"><text:span text:style-name="T1">Separation of privile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1" draw:id="id31" draw:layer="layout" svg:width="3.175cm" svg:height="1.524cm" svg:x="11.176cm" svg:y="22.098cm">
          <text:p text:style-name="P1"><text:span text:style-name="T1">Least common mechanis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0" draw:id="id30" draw:layer="layout" svg:width="3.175cm" svg:height="2.286cm" svg:x="9.398cm" svg:y="24.13cm">
          <text:p text:style-name="P1"><text:span text:style-name="T1">Least privile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2" draw:id="id32" draw:layer="layout" svg:width="3.556cm" svg:height="1.524cm" svg:x="11.176cm" svg:y="20.066cm">
          <text:p text:style-name="P1"><text:span text:style-name="T1">Psychological accept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3" draw:id="id33" draw:layer="layout" svg:width="3.556cm" svg:height="1.524cm" svg:x="10.922cm" svg:y="18.415cm">
          <text:p text:style-name="P1"><text:span text:style-name="T1">Limited attack su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4" draw:id="id34" draw:layer="layout" svg:width="3.556cm" svg:height="1.905cm" svg:x="10.668cm" svg:y="16.256cm">
          <text:p text:style-name="P1"><text:span text:style-name="T1">Input validation with <text:s/>whiteli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.222cm" svg:y1="16.637cm" svg:x2="3.492cm" svg:y2="14.986cm" draw:start-shape="id25" draw:start-glue-point="0" draw:end-shape="id4" draw:end-glue-point="2" svg:d="M2222 16637l1270-1651" svg:viewBox="0 0 1271 1652">
          <text:p/>
        </draw:connector>
        <draw:connector draw:style-name="gr3" draw:text-style-name="P1" draw:layer="layout" draw:type="line" svg:x1="4.191cm" svg:y1="20.32cm" svg:x2="3.492cm" svg:y2="14.986cm" draw:start-shape="id26" draw:start-glue-point="1" draw:end-shape="id4" draw:end-glue-point="2" svg:d="M4191 20320l-699-5334" svg:viewBox="0 0 700 5335">
          <text:p/>
        </draw:connector>
        <draw:connector draw:style-name="gr3" draw:text-style-name="P1" draw:layer="layout" draw:type="line" svg:x1="4.572cm" svg:y1="22.352cm" svg:x2="3.492cm" svg:y2="14.986cm" draw:start-shape="id27" draw:start-glue-point="1" draw:end-shape="id4" draw:end-glue-point="2" svg:d="M4572 22352l-1080-7366" svg:viewBox="0 0 1081 7367">
          <text:p/>
        </draw:connector>
        <draw:connector draw:style-name="gr3" draw:text-style-name="P1" draw:layer="layout" draw:type="line" svg:x1="5.334cm" svg:y1="24.511cm" svg:x2="3.492cm" svg:y2="14.986cm" draw:start-shape="id28" draw:start-glue-point="1" draw:end-shape="id4" draw:end-glue-point="2" svg:d="M5334 24511l-1842-9525" svg:viewBox="0 0 1843 9526">
          <text:p/>
        </draw:connector>
        <draw:connector draw:style-name="gr3" draw:text-style-name="P1" draw:layer="layout" draw:type="line" svg:x1="7.429cm" svg:y1="24.384cm" svg:x2="3.492cm" svg:y2="14.986cm" draw:start-shape="id29" draw:start-glue-point="0" draw:end-shape="id4" draw:end-glue-point="2" svg:d="M7429 24384l-3937-9398" svg:viewBox="0 0 3938 9399">
          <text:p/>
        </draw:connector>
        <draw:connector draw:style-name="gr3" draw:text-style-name="P1" draw:layer="layout" draw:type="line" svg:x1="10.985cm" svg:y1="24.13cm" svg:x2="3.492cm" svg:y2="14.986cm" draw:start-shape="id30" draw:start-glue-point="0" draw:end-shape="id4" draw:end-glue-point="2" svg:d="M10985 24130l-7493-9144" svg:viewBox="0 0 7494 9145">
          <text:p/>
        </draw:connector>
        <draw:connector draw:style-name="gr3" draw:text-style-name="P1" draw:layer="layout" draw:type="line" svg:x1="11.176cm" svg:y1="22.86cm" svg:x2="3.492cm" svg:y2="14.986cm" draw:start-shape="id31" draw:start-glue-point="3" draw:end-shape="id4" draw:end-glue-point="2" svg:d="M11176 22860l-7684-7874" svg:viewBox="0 0 7685 7875">
          <text:p/>
        </draw:connector>
        <draw:connector draw:style-name="gr3" draw:text-style-name="P1" draw:layer="layout" draw:type="line" svg:x1="11.176cm" svg:y1="20.828cm" svg:x2="3.492cm" svg:y2="14.986cm" draw:start-shape="id32" draw:start-glue-point="3" draw:end-shape="id4" draw:end-glue-point="2" svg:d="M11176 20828l-7684-5842" svg:viewBox="0 0 7685 5843">
          <text:p/>
        </draw:connector>
        <draw:connector draw:style-name="gr3" draw:text-style-name="P1" draw:layer="layout" draw:type="line" svg:x1="10.922cm" svg:y1="19.177cm" svg:x2="3.492cm" svg:y2="14.986cm" draw:start-shape="id33" draw:start-glue-point="3" draw:end-shape="id4" draw:end-glue-point="2" svg:d="M10922 19177l-7430-4191" svg:viewBox="0 0 7431 4192">
          <text:p/>
        </draw:connector>
        <draw:connector draw:style-name="gr3" draw:text-style-name="P1" draw:layer="layout" draw:type="line" svg:x1="10.668cm" svg:y1="17.208cm" svg:x2="3.492cm" svg:y2="14.986cm" draw:start-shape="id34" draw:start-glue-point="3" draw:end-shape="id4" draw:end-glue-point="2" svg:d="M10668 17208l-7176-2222" svg:viewBox="0 0 7177 2223">
          <text:p/>
        </draw:connector>
        <draw:frame draw:style-name="gr4" draw:text-style-name="P4" draw:layer="layout" svg:width="3.364cm" svg:height="0.649cm" svg:x="0.689cm" svg:y="18.161cm">
          <draw:text-box>
            <text:p><text:span text:style-name="T2">See simple design</text:span></text:p>
          </draw:text-box>
        </draw:frame>
        <draw:frame draw:style-name="gr4" draw:text-style-name="P5" draw:layer="layout" svg:width="3.364cm" svg:height="0.729cm" svg:x="11.249cm" svg:y="15.04cm">
          <draw:text-box>
            <text:p><text:span text:style-name="T4">See next figure</text:span></text:p>
          </draw:text-box>
        </draw:frame>
        <draw:custom-shape draw:style-name="gr1" draw:text-style-name="P2" xml:id="id35" draw:id="id35" draw:layer="layout" svg:width="2.159cm" svg:height="1.524cm" svg:x="1.27cm" svg:y="10.16cm">
          <text:p text:style-name="P1"><text:span text:style-name="T1">Simple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.349cm" svg:y1="10.16cm" svg:x2="4.608cm" svg:y2="6.224cm" draw:start-shape="id35" draw:start-glue-point="0" svg:d="M2349 10160l2259-3936" svg:viewBox="0 0 2260 3937">
          <text:p/>
        </draw:connector>
        <draw:custom-shape draw:style-name="gr1" draw:text-style-name="P2" xml:id="id36" draw:id="id36" draw:layer="layout" svg:width="1.905cm" svg:height="0.889cm" svg:x="12.7cm" svg:y="9.398cm">
          <text:p text:style-name="P1"><text:span text:style-name="T1">MI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3.652cm" svg:y1="9.398cm" svg:x2="12.192cm" svg:y2="7.556cm" draw:start-shape="id36" draw:start-glue-point="0" draw:end-shape="id7" draw:end-glue-point="1" svg:d="M13652 9398l-1460-1842" svg:viewBox="0 0 1461 1843">
          <text:p/>
        </draw:connector>
        <draw:custom-shape draw:style-name="gr1" draw:text-style-name="P2" xml:id="id24" draw:id="id24" draw:layer="layout" svg:width="2.286cm" svg:height="1.651cm" svg:x="15.567cm" svg:y="9.344cm">
          <text:p text:style-name="P1"><text:span text:style-name="T1">Deployment provi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7.336cm" svg:y1="7.602cm" svg:x2="15.776cm" svg:y2="7.221cm" svg:d="M17336 7602l-1560-381" svg:viewBox="0 0 1561 382">
          <text:p/>
        </draw:connector>
        <draw:connector draw:style-name="gr3" draw:text-style-name="P1" draw:layer="layout" draw:type="line" svg:x1="16.945cm" svg:y1="12.057cm" svg:x2="19.108cm" svg:y2="7.99cm" draw:start-shape="id37" draw:start-glue-point="3" draw:end-shape="id21" draw:end-glue-point="2" svg:d="M16945 12057l2163-4067" svg:viewBox="0 0 2164 4068">
          <text:p/>
        </draw:connector>
        <draw:custom-shape draw:style-name="gr1" draw:text-style-name="P2" xml:id="id38" draw:id="id38" draw:layer="layout" svg:width="2.54cm" svg:height="2.286cm" svg:x="0.635cm" svg:y="6.223cm">
          <text:p text:style-name="P1"><text:span text:style-name="T1">STRIDE threat model analyz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3.175cm" svg:y1="7.366cm" svg:x2="4.699cm" svg:y2="6.604cm" draw:start-shape="id38" draw:start-glue-point="1" draw:end-shape="id1" draw:end-glue-point="2" svg:d="M3175 7366l1524-762" svg:viewBox="0 0 1525 763">
          <text:p/>
        </draw:connector>
        <draw:custom-shape draw:style-name="gr1" draw:text-style-name="P2" xml:id="id39" draw:id="id39" draw:layer="layout" svg:width="2.413cm" svg:height="1.27cm" svg:x="16.764cm" svg:y="18.415cm">
          <text:p text:style-name="P1"><text:span text:style-name="T1">Negative</text:span></text:p>
          <text:p text:style-name="P1"><text:span text:style-name="T1">tes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764cm" svg:y1="19.05cm" svg:x2="14.69cm" svg:y2="9.145cm" draw:start-shape="id39" draw:start-glue-point="3" svg:d="M16764 19050l-2074-9905" svg:viewBox="0 0 2075 9906">
          <text:p/>
        </draw:connector>
        <draw:custom-shape draw:style-name="gr5" draw:text-style-name="P2" xml:id="id40" draw:id="id40" draw:layer="layout" svg:width="2.159cm" svg:height="1.905cm" svg:x="16.918cm" svg:y="23.876cm">
          <text:p text:style-name="P1"><text:span text:style-name="T1">Statement</text:span><text:span text:style-name="T1"><text:line-break/></text:span><text:span text:style-name="T1">Coverage</text:span></text:p>
          <text:p text:style-name="P1"><text:span text:style-name="T1">100%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7.997cm" svg:y1="23.876cm" svg:x2="17.97cm" svg:y2="22.86cm" draw:start-shape="id40" draw:start-glue-point="0" draw:end-shape="id15" draw:end-glue-point="2" svg:d="M17997 23876l-27-1016" svg:viewBox="0 0 28 1017">
          <text:p/>
        </draw:connector>
        <draw:custom-shape draw:style-name="gr5" draw:text-style-name="P2" xml:id="id41" draw:id="id41" draw:layer="layout" svg:width="2.159cm" svg:height="1.905cm" svg:x="17.78cm" svg:y="0.889cm">
          <text:p text:style-name="P1"><text:span text:style-name="T1">CII Best</text:span><text:span text:style-name="T1"><text:line-break/></text:span><text:span text:style-name="T1">Practices</text:span></text:p>
          <text:p text:style-name="P1"><text:span text:style-name="T1">Badg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7.78cm" svg:y1="1.841cm" svg:x2="17.145cm" svg:y2="1.895cm" draw:start-shape="id41" draw:start-glue-point="3" draw:end-shape="id17" svg:d="M17780 1841l-635 54" svg:viewBox="0 0 636 55">
          <text:p/>
        </draw:connector>
        <draw:custom-shape draw:style-name="gr2" draw:text-style-name="P3" xml:id="id2" draw:id="id2" draw:layer="layout" svg:width="6.985cm" svg:height="2.143cm" svg:x="5.588cm" svg:y="3.175cm">
          <text:p text:style-name="P1"><text:span text:style-name="T1">Security implemented by software development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9.081cm" svg:y1="3.175cm" svg:x2="7.262cm" svg:y2="2.94cm" draw:start-shape="id2" draw:start-glue-point="4" draw:end-shape="id10" draw:end-glue-point="8" svg:d="M9081 3175l-1819-235" svg:viewBox="0 0 1820 2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8-07-01T18:28:45.757263342</dc:date>
    <meta:editing-duration>PT2H36M3S</meta:editing-duration>
    <meta:editing-cycles>47</meta:editing-cycles>
    <meta:generator>LibreOffice/4.2.8.2$Linux_X86_64 LibreOffice_project/420m0$Build-2</meta:generator>
    <meta:document-statistic meta:object-count="86"/>
  </office:meta>
</office:document-meta>
</file>